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m</mi>
            <mover accent="true">
              <mi>x</mi>
              <mo stretchy="false">¨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m</mi>
            <mover accent="true">
              <mi>x</mi>
              <mo stretchy="false">¨</mo>
            </mover>
            <mover accent="true">
              <mi>x</mi>
              <mo stretchy="false">˙</mo>
            </mover>
            <mrow>
              <mi/>
              <mo stretchy="false">=</mo>
              <mi/>
            </mrow>
            <mi>F</mi>
            <mrow>
              <mo stretchy="false">(</mo>
              <mrow>
                <mi>x</mi>
              </mrow>
              <mo stretchy="false">)</mo>
            </mrow>
            <mover accent="true">
              <mi>x</mi>
              <mo stretchy="false">˙</mo>
            </mover>
          </mrow>
        </mtd>
      </mtr>
      <mtr>
        <mtd>
          <mrow>
            <mo stretchy="false">⇒</mo>
            <mfrac>
              <mtext>d</mtext>
              <mrow>
                <mtext>d</mtext>
                <mi>t</mi>
              </mrow>
            </mfrac>
            <mfenced open="(" close=")">
              <mrow>
                <mrow>
                  <mfrac>
                    <mi>m</mi>
                    <mn>2</mn>
                  </mfrac>
                </mrow>
                <msup>
                  <mrow>
                    <mover accent="true">
                      <mi>x</mi>
                      <mo stretchy="false">˙</mo>
                    </mover>
                  </mrow>
                  <mn>2</mn>
                </msup>
              </mrow>
            </mfenced>
            <mrow>
              <mi/>
              <mo stretchy="false">=</mo>
              <mrow>
                <mi/>
                <mo stretchy="false">−</mo>
                <mfrac>
                  <mtext>d</mtext>
                  <mrow>
                    <mtext>d</mtext>
                    <mi>t</mi>
                  </mrow>
                </mfrac>
              </mrow>
            </mrow>
            <mi>V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⇒</mo>
            <mi>V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over>
                    <mo stretchy="false">∫</mo>
                    <mi>x</mi>
                  </mover>
                  <mi>F</mi>
                </mrow>
              </mrow>
            </mrow>
            <mrow>
              <mo stretchy="false">(</mo>
              <mrow>
                <mi>x</mi>
                <mi>'</mi>
              </mrow>
              <mo stretchy="false">)</mo>
            </mrow>
            <mi/>
            <mtext>d</mtext>
            <mi>x</mi>
            <mi>'</mi>
          </mrow>
        </mtd>
      </mtr>
      <mtr>
        <mtd>
          <mrow>
            <mo stretchy="false">⇒</mo>
            <msub>
              <mi>W</mi>
              <mn>21</mn>
            </msub>
            <mrow>
              <mi/>
              <mo stretchy="false">=</mo>
              <mrow>
                <mi/>
                <mo stretchy="false">−</mo>
                <mrow>
                  <munderover>
                    <mo stretchy="false">∫</mo>
                    <msub>
                      <mi>x</mi>
                      <mn>1</mn>
                    </msub>
                    <msub>
                      <mi>x</mi>
                      <mn>2</mn>
                    </msub>
                  </munderover>
                  <mi>F</mi>
                </mrow>
              </mrow>
            </mrow>
            <mrow>
              <mo stretchy="false">(</mo>
              <mrow>
                <mi>x</mi>
              </mrow>
              <mo stretchy="false">)</mo>
            </mrow>
            <mi/>
            <mtext>d</mtext>
            <mi>x</mi>
          </mrow>
        </mtd>
      </mtr>
      <mtr>
        <mtd>
          <mrow>
            <mstyle mathsize="70%">
              <mrow>
                <mrow>
                  <mtext>mit: </mtext>
                  <mtext>d</mtext>
                  <mi>W</mi>
                  <mrow>
                    <mi/>
                    <mo stretchy="false">=</mo>
                    <mrow>
                      <mi/>
                      <mo stretchy="false">−</mo>
                      <mi>F</mi>
                    </mrow>
                  </mrow>
                  <mtext>d</mtext>
                  <mi>x</mi>
                </mrow>
              </mrow>
            </mstyle>
          </mrow>
        </mtd>
      </mtr>
    </mtable>
    <annotation encoding="StarMath 5.0">m ddot x`=` F(x) newline
alignl drarrow m ddot x dot x `=` F(x) dot x newline
alignl drarrow "d" over {"d"t} left (alignc{m over 2} {dot x}^2 right ) `=` - "d" over {"d"t} V(x) newline
alignl drarrow V(x) `=` - int to x F(x')`"d"x' newline
alignl drarrow W_21 `=` - int from x_1 to x_2 F(x)`"d"x newline
size*0.7{"mit: " "d" W `=` -F "d" 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19:12.241000000</meta:creation-date>
    <meta:generator>LibreOffice/4.1.4.2$Windows_x86 LibreOffice_project/0a0440ccc0227ad9829de5f46be37cfb6edcf72</meta:generator>
  </office:meta>
</office:document-meta>
</file>